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Nimbus Sans L" svg:font-family="'Nimbus Sans L'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e1" style:family="table">
      <style:table-properties style:width="4.3729in" fo:margin-left="0in" table:align="left"/>
    </style:style>
    <style:style style:name="Table1.A" style:family="table-column">
      <style:table-column-properties style:column-width="0.6236in"/>
    </style:style>
    <style:style style:name="Table1.B" style:family="table-column">
      <style:table-column-properties style:column-width="0.8743in"/>
    </style:style>
    <style:style style:name="Table1.C" style:family="table-column">
      <style:table-column-properties style:column-width="2.875in"/>
    </style:style>
    <style:style style:name="Table1.A1" style:family="table-cell">
      <style:table-cell-properties fo:padding="0.0382in" fo:border="none"/>
    </style:style>
    <style:style style:name="P1" style:family="paragraph" style:parent-style-name="Standard">
      <style:text-properties style:font-name="Liberation Serif" fo:font-size="10pt" officeooo:rsid="001214bf" officeooo:paragraph-rsid="001214bf" style:font-size-asian="10pt" style:font-size-complex="10pt"/>
    </style:style>
    <style:style style:name="P2" style:family="paragraph" style:parent-style-name="Standard">
      <style:text-properties style:font-name="Liberation Serif" fo:font-size="10pt" officeooo:rsid="001edfd6" officeooo:paragraph-rsid="001edfd6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502in"/>
        </style:tab-stops>
      </style:paragraph-properties>
      <style:text-properties style:font-name="Liberation Serif" fo:font-size="10pt" fo:font-style="italic" officeooo:rsid="0013cae8" officeooo:paragraph-rsid="0013cae8" style:font-size-asian="10pt" style:font-style-asian="italic" style:font-size-complex="10pt" style:font-style-complex="italic"/>
    </style:style>
    <style:style style:name="P4" style:family="paragraph" style:parent-style-name="Standard">
      <style:paragraph-properties>
        <style:tab-stops>
          <style:tab-stop style:position="0.502in"/>
        </style:tab-stops>
      </style:paragraph-properties>
      <style:text-properties style:font-name="Liberation Serif" fo:font-size="10pt" fo:font-style="italic" officeooo:rsid="0013cae8" officeooo:paragraph-rsid="002146db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Nimbus Sans L" fo:font-size="13.1499996185303pt" fo:letter-spacing="normal" fo:font-style="normal" fo:font-weight="normal" officeooo:paragraph-rsid="001565bc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4pt" fo:letter-spacing="normal" fo:font-style="normal" style:text-underline-style="solid" style:text-underline-width="auto" style:text-underline-color="font-color" fo:font-weight="normal" officeooo:rsid="001565bc" officeooo:paragraph-rsid="001565bc" style:font-size-asian="14pt" style:font-size-complex="14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normal" style:font-size-asian="10pt" style:font-size-complex="10pt"/>
    </style:style>
    <style:style style:name="P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normal" officeooo:paragraph-rsid="001bddb2" style:font-size-asian="10pt" style:font-size-complex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variant="normal" fo:text-transform="none" fo:color="#000000" style:font-name="Liberation Serif" fo:font-size="10pt" fo:letter-spacing="normal" fo:font-style="normal" fo:font-weight="normal" officeooo:paragraph-rsid="00187525" style:font-size-asian="10pt" style:font-size-complex="10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d5f08" style:font-size-asian="10pt" style:font-size-complex="10pt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paragraph-rsid="001edfd6" style:font-size-asian="10pt" style:font-size-complex="10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ize="10pt" officeooo:rsid="001214bf" officeooo:paragraph-rsid="001edfd6" style:font-size-asian="10pt" style:font-size-complex="10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1214bf"/>
    </style:style>
    <style:style style:name="T3" style:family="text">
      <style:text-properties officeooo:rsid="001214bf"/>
    </style:style>
    <style:style style:name="T4" style:family="text">
      <style:text-properties officeooo:rsid="00138386"/>
    </style:style>
    <style:style style:name="T5" style:family="text">
      <style:text-properties officeooo:rsid="0015644b"/>
    </style:style>
    <style:style style:name="T6" style:family="text">
      <style:text-properties officeooo:rsid="00187525"/>
    </style:style>
    <style:style style:name="T7" style:family="text">
      <style:text-properties officeooo:rsid="0021c001"/>
    </style:style>
    <style:style style:name="T8" style:family="text">
      <style:text-properties fo:font-style="italic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g commands in Latin.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7"><text:span text:style-name="T4">S</text:span>ide</text:p>
          </table:table-cell>
          <table:table-cell table:style-name="Table1.A1" office:value-type="string">
            <text:p text:style-name="P7">sit</text:p>
          </table:table-cell>
          <table:table-cell table:style-name="Table1.A1" office:value-type="string">
            <text:p text:style-name="P7">'s<text:span text:style-name="T4">ee</text:span>-deh'</text:p>
          </table:table-cell>
        </table:table-row>
        <table:table-row>
          <table:table-cell table:style-name="Table1.A1" office:value-type="string">
            <text:p text:style-name="P9"><text:span text:style-name="T6">Mana</text:span></text:p>
          </table:table-cell>
          <table:table-cell table:style-name="Table1.A1" office:value-type="string">
            <text:p text:style-name="P9"><text:span text:style-name="T6">stay</text:span></text:p>
          </table:table-cell>
          <table:table-cell table:style-name="Table1.A1" office:value-type="string">
            <text:p text:style-name="P9"><text:span text:style-name="T6">'mah-nah'</text:span></text:p>
          </table:table-cell>
        </table:table-row>
        <table:table-row>
          <table:table-cell table:style-name="Table1.A1" office:value-type="string">
            <text:p text:style-name="P7"><text:span text:style-name="T3">V</text:span>eni </text:p>
          </table:table-cell>
          <table:table-cell table:style-name="Table1.A1" office:value-type="string">
            <text:p text:style-name="P7">come</text:p>
          </table:table-cell>
          <table:table-cell table:style-name="Table1.A1" office:value-type="string">
            <text:p text:style-name="P7">'whe-ni'</text:p>
          </table:table-cell>
        </table:table-row>
        <table:table-row>
          <table:table-cell table:style-name="Table1.A1" office:value-type="string">
            <text:p text:style-name="P8">Surge </text:p>
          </table:table-cell>
          <table:table-cell table:style-name="Table1.A1" office:value-type="string">
            <text:p text:style-name="P8">get up</text:p>
          </table:table-cell>
          <table:table-cell table:style-name="Table1.A1" office:value-type="string">
            <text:p text:style-name="P8">'sur-geh' with the r slightly rolled</text:p>
          </table:table-cell>
        </table:table-row>
        <table:table-row>
          <table:table-cell table:style-name="Table1.A1" office:value-type="string">
            <text:p text:style-name="P8">Verte </text:p>
          </table:table-cell>
          <table:table-cell table:style-name="Table1.A1" office:value-type="string">
            <text:p text:style-name="P8">turn around</text:p>
          </table:table-cell>
          <table:table-cell table:style-name="Table1.A1" office:value-type="string">
            <text:p text:style-name="P8">'Where-teh' with the r slightly rolled</text:p>
          </table:table-cell>
        </table:table-row>
        <table:table-row>
          <table:table-cell table:style-name="Table1.A1" office:value-type="string">
            <text:p text:style-name="P7">Lente</text:p>
          </table:table-cell>
          <table:table-cell table:style-name="Table1.A1" office:value-type="string">
            <text:p text:style-name="P7">slow</text:p>
          </table:table-cell>
          <table:table-cell table:style-name="Table1.A1" office:value-type="string">
            <text:p text:style-name="P7">'Len-teh'</text:p>
          </table:table-cell>
        </table:table-row>
        <table:table-row>
          <table:table-cell table:style-name="Table1.A1" office:value-type="string">
            <text:p text:style-name="P7">Ambula</text:p>
          </table:table-cell>
          <table:table-cell table:style-name="Table1.A1" office:value-type="string">
            <text:p text:style-name="P7">walk</text:p>
          </table:table-cell>
          <table:table-cell table:style-name="Table1.A1" office:value-type="string">
            <text:p text:style-name="P7"><text:s/>'ahm-boo-la'</text:p>
          </table:table-cell>
        </table:table-row>
        <table:table-row>
          <table:table-cell table:style-name="Table1.A1" office:value-type="string">
            <text:p text:style-name="P7">Cito</text:p>
          </table:table-cell>
          <table:table-cell table:style-name="Table1.A1" office:value-type="string">
            <text:p text:style-name="P7">go fast</text:p>
          </table:table-cell>
          <table:table-cell table:style-name="Table1.A1" office:value-type="string">
            <text:p text:style-name="P7">'key-toe'</text:p>
          </table:table-cell>
        </table:table-row>
        <table:table-row>
          <table:table-cell table:style-name="Table1.A1" office:value-type="string">
            <text:p text:style-name="P7">Curre</text:p>
          </table:table-cell>
          <table:table-cell table:style-name="Table1.A1" office:value-type="string">
            <text:p text:style-name="P7">run</text:p>
          </table:table-cell>
          <table:table-cell table:style-name="Table1.A1" office:value-type="string">
            <text:p text:style-name="P7">'koor-reh' -- the r's slightly rolled and separate</text:p>
          </table:table-cell>
        </table:table-row>
        <table:table-row>
          <table:table-cell table:style-name="Table1.A1" office:value-type="string">
            <text:p text:style-name="P7">Latra </text:p>
          </table:table-cell>
          <table:table-cell table:style-name="Table1.A1" office:value-type="string">
            <text:p text:style-name="P7">bark</text:p>
          </table:table-cell>
          <table:table-cell table:style-name="Table1.A1" office:value-type="string">
            <text:p text:style-name="P7">like it looks with the r slightly rolled</text:p>
          </table:table-cell>
        </table:table-row>
        <table:table-row>
          <table:table-cell table:style-name="Table1.A1" office:value-type="string">
            <text:p text:style-name="P7">Da</text:p>
          </table:table-cell>
          <table:table-cell table:style-name="Table1.A1" office:value-type="string">
            <text:p text:style-name="P7">give</text:p>
          </table:table-cell>
          <table:table-cell table:style-name="Table1.A1" office:value-type="string">
            <text:p text:style-name="P7">Russian for yes</text:p>
          </table:table-cell>
        </table:table-row>
        <table:table-row>
          <table:table-cell table:style-name="Table1.A1" office:value-type="string">
            <text:p text:style-name="P7">Cape</text:p>
          </table:table-cell>
          <table:table-cell table:style-name="Table1.A1" office:value-type="string">
            <text:p text:style-name="P7">get <text:span text:style-name="T8">something</text:span></text:p>
          </table:table-cell>
          <table:table-cell table:style-name="Table1.A1" office:value-type="string">
            <text:p text:style-name="P7">'ka-peh'</text:p>
          </table:table-cell>
        </table:table-row>
        <table:table-row>
          <table:table-cell table:style-name="Table1.A1" office:value-type="string">
            <text:p text:style-name="P7">Sali</text:p>
          </table:table-cell>
          <table:table-cell table:style-name="Table1.A1" office:value-type="string">
            <text:p text:style-name="P7">jump</text:p>
          </table:table-cell>
          <table:table-cell table:style-name="Table1.A1" office:value-type="string">
            <text:p text:style-name="P7">'sah-lee'</text:p>
          </table:table-cell>
        </table:table-row>
        <table:table-row>
          <table:table-cell table:style-name="Table1.A1" office:value-type="string">
            <text:p text:style-name="P7"><text:span text:style-name="T3">D</text:span>esili</text:p>
          </table:table-cell>
          <table:table-cell table:style-name="Table1.A1" office:value-type="string">
            <text:p text:style-name="P7">jump down</text:p>
          </table:table-cell>
          <table:table-cell table:style-name="Table1.A1" office:value-type="string">
            <text:p text:style-name="P7"><text:span text:style-name="T5">'de-see-lee' where the 'ee' sound is short.</text:span></text:p>
          </table:table-cell>
        </table:table-row>
        <table:table-row>
          <table:table-cell table:style-name="Table1.A1" office:value-type="string">
            <text:p text:style-name="P11"><text:span text:style-name="T2">I</text:span><text:span text:style-name="T1">ace</text:span></text:p>
          </table:table-cell>
          <table:table-cell table:style-name="Table1.A1" office:value-type="string">
            <text:p text:style-name="P10"><text:span text:style-name="T1">lie down</text:span></text:p>
          </table:table-cell>
          <table:table-cell table:style-name="Table1.A1" office:value-type="string">
            <text:p text:style-name="P10"><text:span text:style-name="T1">'ya-keh'</text:span></text:p>
          </table:table-cell>
        </table:table-row>
        <table:table-row>
          <table:table-cell table:style-name="Table1.A1" office:value-type="string">
            <text:p text:style-name="P12">Tace</text:p>
          </table:table-cell>
          <table:table-cell table:style-name="Table1.A1" office:value-type="string">
            <text:p text:style-name="P12">shut up</text:p>
          </table:table-cell>
          <table:table-cell table:style-name="Table1.A1" office:value-type="string">
            <text:p text:style-name="P12">'ta-keh'</text:p>
          </table:table-cell>
        </table:table-row>
        <table:table-row>
          <table:table-cell table:style-name="Table1.A1" office:value-type="string">
            <text:p text:style-name="P1">I </text:p>
          </table:table-cell>
          <table:table-cell table:style-name="Table1.A1" office:value-type="string">
            <text:p text:style-name="P1">go</text:p>
          </table:table-cell>
          <table:table-cell table:style-name="Table1.A1" office:value-type="string">
            <text:p text:style-name="P1">'e<text:span text:style-name="T5">e</text:span>' <text:span text:style-name="T5">where the 'ee' sound is short.</text:span></text:p>
          </table:table-cell>
        </table:table-row>
        <table:table-row>
          <table:table-cell table:style-name="Table1.A1" office:value-type="string">
            <text:p text:style-name="P2">Texe</text:p>
          </table:table-cell>
          <table:table-cell table:style-name="Table1.A1" office:value-type="string">
            <text:p text:style-name="P2"><text:span text:style-name="T7">w</text:span>eave</text:p>
          </table:table-cell>
          <table:table-cell table:style-name="Table1.A1" office:value-type="string">
            <text:p text:style-name="P2">'tek-seh'</text:p>
          </table:table-cell>
        </table:table-row>
      </table:table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/>
    <style:font-face style:name="Lohit Devanagari1" svg:font-family="'Lohit Devanagari'"/>
    <style:font-face style:name="Nimbus Sans L" svg:font-family="'Nimbus Sans L'"/>
    <style:font-face style:name="Cantarell1" svg:font-family="Cantarell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ntarell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ntarell" fo:font-size="12pt" fo:language="en" fo:country="US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ntarell" fo:font-family="Cantarell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ntarell" fo:font-family="Cantarell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ntarell" fo:font-family="Cantarell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ntarell" fo:font-family="Cantarell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1272in" style:type="center"/>
          <style:tab-stop style:position="4.2547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>
        <style:tab-stops>
          <style:tab-stop style:position="0.502in"/>
        </style:tab-stops>
      </style:paragraph-properties>
      <style:text-properties style:font-name="Liberation Serif" fo:font-size="10pt" fo:font-style="italic" officeooo:rsid="0013cae8" officeooo:paragraph-rsid="002146db" style:font-size-asian="10pt" style:font-style-asian="italic" style:font-size-complex="10pt" style:font-style-complex="italic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Latratus Insanus – Barking mad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Lee</meta:initial-creator>
    <meta:creation-date>2019-02-10T13:21:42.356625302</meta:creation-date>
    <dc:date>2019-02-11T10:15:12.200619725</dc:date>
    <dc:creator>Robert Lee</dc:creator>
    <meta:editing-duration>PT1H12M10S</meta:editing-duration>
    <meta:editing-cycles>21</meta:editing-cycles>
    <meta:generator>LibreOffice/6.1.4.2$Linux_X86_64 LibreOffice_project/10$Build-2</meta:generator>
    <meta:printed-by>Robert Lee</meta:printed-by>
    <meta:print-date>2019-02-11T10:11:09.862103851</meta:print-date>
    <meta:document-statistic meta:table-count="1" meta:image-count="0" meta:object-count="0" meta:page-count="1" meta:paragraph-count="56" meta:word-count="107" meta:character-count="592" meta:non-whitespace-character-count="534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0d00db003600e6005700c7004a00d000a500bc0064009200e700a900960058">
    <SignedInfo>
      <CanonicalizationMethod Algorithm="http://www.w3.org/TR/2001/REC-xml-c14n-20010315"/>
      <SignatureMethod Algorithm="http://www.w3.org/2001/04/xmldsig-more#rsa-sha512"/>
      <Reference URI="styles.xml">
        <Transforms>
          <Transform Algorithm="http://www.w3.org/TR/2001/REC-xml-c14n-20010315"/>
        </Transforms>
        <DigestMethod Algorithm="http://www.w3.org/2001/04/xmlenc#sha512"/>
        <DigestValue>r6h6hxpn3jt6Yiu2h+O9WaA/28ts/xtXqfhZgQHfeRoDGyzF6vzx6lQCPCS/KnPh
f1ndFaQn6+6P/ijm4q7oGg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Uvp4qqXVsET8p78cKuTQGjr/iAwhYYkUwG4iWYBtzot9ML9aPNmJuOmHPk0vxrKt
+Xf12TW2vdTcCv/WcsxyLA==</DigestValue>
      </Reference>
      <Reference URI="manifest.rdf">
        <DigestMethod Algorithm="http://www.w3.org/2001/04/xmlenc#sha512"/>
        <DigestValue>6iP77BBEQ4K42qdmBZzh+p1tjUaik95dYnaKfZjNJxZbSuLNMU/g8YhI5BigEk+C
KyA8FgiOvLpZfnw5zW/q8A==</DigestValue>
      </Reference>
      <Reference URI="META-INF/manifest.xml">
        <Transforms>
          <Transform Algorithm="http://www.w3.org/TR/2001/REC-xml-c14n-20010315"/>
        </Transforms>
        <DigestMethod Algorithm="http://www.w3.org/2001/04/xmlenc#sha512"/>
        <DigestValue>S8wCQeGMJ647Q0ciZJV4aau2IefOzGPxpZAjpE497nNzjoTmaCuLG8gMoW6UNikZ
T/+2MsvdzefOVZ3AAMv83g==</DigestValue>
      </Reference>
      <Reference URI="mimetype">
        <DigestMethod Algorithm="http://www.w3.org/2001/04/xmlenc#sha512"/>
        <DigestValue>aEX/NyyN4g5kkBcTtd2wXjoqbrHYzro/tZcyjOOBsmGx4XMfKx5/QE94JnhEj1QI
7BJF5vX2ft3NT/Kxsm0xFg==</DigestValue>
      </Reference>
      <Reference URI="Thumbnails/thumbnail.png">
        <DigestMethod Algorithm="http://www.w3.org/2001/04/xmlenc#sha512"/>
        <DigestValue>S6mdmuHenVr+KDCFjmyqngs4blC/GVP4hEOVY6tHCXTdZI3B0I6vou4a2/sHdIaH
HJvvfV0tSi4au0Q3AL5ZXQ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00Zzf8HRQ14tRPB4boligzpsb6Rbc7USsZZq66Fb/yZVsYspUFkvry4oK8GFDh5p
nz18homaguUTvQb2dv7sGg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nHxNXjtxtwUogjn3azniI36W+8x4DpRVHv0tXpMQmCHSvRCwol++xFwjXYoVnJai
DD7Tx15jfJuBDSrF+YaueA==</DigestValue>
      </Reference>
      <Reference URI="#ID_00e000b8003d00a7004200a80041006600800057009700be00ac004900320074">
        <DigestMethod Algorithm="http://www.w3.org/2001/04/xmlenc#sha512"/>
        <DigestValue>fhcLziIUpYikDfv8Ke8HsgEK7lrQRiJ9rx6AGlaEMLsZ67QJvnuNxDWkYGT8AnbB
dt1lWpTVMefMaPJoBKxjcw==</DigestValue>
      </Reference>
      <Reference URI="#idSignedProperties">
        <DigestMethod Algorithm="http://www.w3.org/2001/04/xmlenc#sha512"/>
        <DigestValue>nICyUUyrANW9uG+x/qeQEK1HQYfvAmEHRkdHhx64NIgxR/0A+cMC7p3nSkaDRivO
B1974qUNw3ebiFumyPl4ug==</DigestValue>
      </Reference>
    </SignedInfo>
    <SignatureValue>iQIzBAABCgAdFiEEZfoY7/sBhNHbVdvUaSSrmPXQ9eoFAlyXpEMACgkQaSSrmPXQ9eosaRAAgIky7ZP
tEtaOG2ygmHCGq94pu+54F71Al7isI4FZmVIfe2Erg0c2wInUsQc3XToh5Nh5vkOek3eVBjd83FkYBz
uDo1wPZs+qlUsFYPNf1zLvB+MrWd1HnU2ZNXKuHj/H+VPr0oZl0Wu1wJGm/j2haVDIYWkEGgLj0jFiy
tS0MINIKwEqoop18H+qzE3hfKlRxlkHiPb1CfU9Id5/oVmu5gd7LBcL94M5mHu1WlDsIv+mOPjXVqfg
a6eN2hSR2ZKj2IooautNQQBY6fkwM+sbS6Zc2wsC8vfbKdZlDZjs09qEWZc6LQBIXFI44ih2+Z1M3eH
Q8efX9YoY35eznmLk1lO1bEDxuusrGPh3mBGouimLzhJTR/B4kas57UHYmZlfvbwcV7EI4/F7IexvgA
aeAmTTxof37LAv3M4u6bIK7xIW8ffgfcxg1AbFOpOK4iyVRSdQMqTH/El6r3/lNXd7CAeGF7RDFy/KM
csfOkHOrrQqqdhj2tZCyZNt+USzAm46wWZKKYLJ/obT8z8+LVSyjW6gfVj84stlvTbskmiT4sLGOluV
j7ICaBuA9kLxTs6JqmfSctE3WX4p56zV9+L5l6pRrfwVd9DrU4Vpjc5/TWGLeZ9LNbyHm3vSDvJXrhq
odITYlb5oJS2/nc7Z6PwwFUeevCO2WwL5gtViAkz7u9s=</SignatureValue>
    <KeyInfo>
      <PGPData xmlns:loext="urn:org:documentfoundation:names:experimental:office:xmlns:loext:1.0">
        <PGPKeyID>NjVGQTE4RUZGQjAxODREMURCNTVEQkQ0NjkyNEFCOThGNUQwRjVFQQA=</PGPKeyID>
        <PGPKeyPacket>mQINBFt4LG0BEACnHtBIMKmH2OjaAcP0Hbc9j/o7Knut6Nzv8iYQHBp6C3466Sbr2LWg0D4HDfrLZFBmEYUSLTyXAAMFrtrVzPalLSqv9VOUFpybg2J5mDPzURmx0fknmAk1rliqpiwgUx2KsQGARiyCrOeaQc0xly+usR/HXDMciwL2nsnhnag1EJ4ldQ+NJ2BKKXxAU36Rg43+iUnzo6m8SfHQHFqJpb0Na+3ylhTfTTNp/qCbJbW/CHtg9qCEcLiyD+b8Ssc5JFC9B3zyM1KHe38IUvwiwxeCaTldCchpTYTQcmcm2TWe84mHaPem9HdvPzKuIErOGF5CZZV+8FKSjJXwH+4OvznPtaoKUecnljhpFc2CmFYMpHO0VxK88lvXdtuutat5/7ua1zV+zS3QXHOJ5SI8wsgo8i3Kq489/qgLeAh/+TX2RoTxhn1EtmqHNQLCkr432TPqUUReuFNZU3QDD2hfErxViCA0ed+96peOYhKfB+e5WU6ehMCZQdbnfMC4KRxKJK6hBtz8Pn70so1FjfvhgmSgxe4j+CVkP8hHipCeWFfrfEcMk6PXAlBCFogSoisFZxPL7vH6Ip44fEdy0gRIWy6N3ZB8lmYt48M9CyHLgSnQkG9qML9plGA1vzbnl/pfIaHHW9MZG2beQMFRnEBAGUiXwGDBVdd5WF/0VQlLNk86oQARAQABtCNSb2JlcnQgTGVlIDxybGVlQGZ1dHVyZWZpbmFuY2UuY29tPokCTgQTAQgAOBYhBGX6GO/7AYTR21Xb1Gkkq5j10PXqBQJbeCxtAhsDBQsJCAcCBhUKCQgLAgQWAgMBAh4BAheAAAoJEGkkq5j10PXqR88P/2fTFHpdEVRP8tkM+BHWKPnlSoe4SmQekIUvIxh15mC5MVSZTJcdHF3ejDlkQAv6xdjvkssENSeA3Zyb/8RAl8EhH867uIvAJ4A3hqeukLohelkS23AT4X789nd0RXGLZMNam7FmgB5I8xNI7A9lqBSBFoMgwrE7fu5V8jqGfbIhTEij4wuPZ2mZJ4lmpejlJLjP8OgeWiuUsHkKXC9GnHyf38832EBKCwWiaots5qDlBdz2WW2WgNJFHIHrmSuMaEH/5PpSw8IMroePOEZFQCDYO8KlXDN5SQE8JEHQao0RCMqFKw3/MT7d1jQDvM68ZWfd6b0TIfaJQ7fdbrn44RzcNOH59Xaaozap5xHuMaQINprekZrs7ssb27jnbSNa6ys4NwDgx/K1dW/hAAEQa3ia5/1i47vak6gQqAVIlriD4DrO6WFAkQsY6zKOFtNpmSILXRaLJzBb/fh1uULrtXwD4v4Hl6MFiIIBYV7Otwqgj79WLXjqOMaEa48ufMe8EvMCc6PO++ROVqhlG5lRIgxSoKuz2FJBu2AqqOLOzR43BLrIx9xo51SOyo5OaVsDMZiBrUJh74CeqJ6Vcpm7dh7eoQC+dikXX8eQ/7t9gZm7mLrfBt9IjwfWkno2+HlNvPf06sqs0Zvao5+QhdLJC4ZgvTa1U53rBXxNuHjbUc7yuQINBFt4LNwBEAC+INgZyiTsXXo16N5E7IGisdVfP2SOStxuDdorknG1xQHBG6f6YJprOUwcnIzYAokvo4fnXInY+xwdWwDRUKGf4ajyewuaj+yQmAAm4FY+WrquWdJLQ9aaYdqaGybgC5M5PS2P3ioc6Kssya2ZUVUVQsRlt/HZQTct699VKoT2vTNmM3J38DNjiGAiF0zl0Y6lCCPONfuTMXCmyubsbzDoLhvrPyw5r2RL/PSPMvYMq3khxzipVHjJeHQS5ju5nijiXIMNGJf6eBA6v1NGa+ZOz8gtXFw7T6CQesQ21bjwmb/pPKKeRZMWMXiXOK74YAE2wA9wkydNI3jTFsXC/6TmuDAfpKGlCNvnTyGYXwRCn0CgXqX5mcWZsBi6GjgXVpMxb++ToqBmySMKbneBNt9PcGqijC870CtjYynm6AS3fzzc7NC0h/ER1f0qBMzjuQdyfNCwKzjWSl2iGGCT24zOw5Lb6ruzlvVqbHAbfmRSa6YkEy7zop+dOGwJ9NqgxPVU5xhflSRFi5cg496GqXyHCb2SgDczLCpJbPPRTRl1W05+L/oatAcrGWfsuANkhXIHd15uRkCVenjJ74B70DRR0coDVPjHdqIJHYf182KZCqY1lBZds5xIt0x35GnDsYlgzltq1HPnFH7BF8uSlWCZuMoqrG09Nh1CBOxPqb/2aQARAQABiQI2BBgBCAAgFiEEZfoY7/sBhNHbVdvUaSSrmPXQ9eoFAlt4LNwCGwwACgkQaSSrmPXQ9eoUMhAAh9KW1rSJz2vRjg+4GkZaa2NH8MRkLalqAGcVAaxmiccJ4nvB/vuAuQOVkzXeMf//5Q2hRqiZ1Omqc6kXD1Bibij3s4LCljMtwivI/gL/q7+CTk1tiA7YySGkypQcqiYZZVE0F2Scn0iUKKyo2IZJ5k79kJ3tnTEZBKRC6iJ5rdyArOIps5/N2exkpDU9UfAQYm4sh/KvbSsrXh8dJPVX/voHNeNvCDUhSyzRCHdNWWXySrBeKpk4C5Lcz3d+cyUk0nIRV8r13IKApoGjXy184YfHZJGFqzbcVl5BAN7F1+znii47GtvRmp0CCyJcH0hV5z08pLEnKWXtcXw4NdaEW66VKoWXZnLyjFKpvHQWJsag0U8K7T5QAorBZC44tKwSs1s/rX0iO0trVK07OS6syr31UhoyG5OBHDB/PQD2029xU4Y4zIJxl7qSsWFAvxkEgbj3MQ7eLSFhjAnNKBbLPVjVmrJKVRDpdUTmLeRWE8zoKj9iZcDPO+z57644BTWAF+kTiTWSeYUN3RP6kaFjZozJbZRsEVa3OEydaSbFKs3afavfSEitIvZAkD3HBZVW/mI7pVmB10kOLTLkHSdnqQEabhhvm3+72QGEJrgsgv/TcEtEeWlZlsC4AXp6KRrKzmFd2OTRk/WPZ9dLQAZCCfmoA7iID5bf3vQOtoB6enS5Ag0EW3gtPwEQAO0tpI+m++IHk/eb6CToe9V67xy04K3nZXl8y0VeIUvjDduDkIXUbb3WxApnurH2bt+f3KGJWXeJSthhm+MKVTAkDpNUrZjhS/BeTb+OGXt9OVgoVtkbsrNh+7hP6ARJQWHgrezaCipJO8Iq3HHJeY7O0b1PYD1omRsWCuxLbHgaXFDJvOgBZ7HQvEwOgm4jixRbewxN+SrKeG3qSeaIYztQcJIhYEok9QyZBL1Ed73YgtNyy2ARTwz400ERQiS9KV3YRzejD0kVIvZeVhpUSUhFf1cEj7wo7at5x/5VIuK66EO9aSnp6Z+E4orvJW1FGr2juN2tPLmX8rpV+K8g92iyJdXs0vJI00la6U1GQt2F+oWCNLMOgIR1lL9+ovNtIM+n7Z5OadSUV2yP3ugz9xvdHYq2z2bmC5ouhq82sRHXo+thm55puJGULjdiIOtv9QAhWcOpJJ2E8R9V1w0EtDr5V2GEJAZNvJEGrK3cApGMM2MjUmg7aL3lVfRSaff6qh92/rejp7I3ZJ5am0eS3R4jUlKYwZoVaQjVch/V5ajMim6RuCK+9mqjkze4xGeiATHV4WUoi/wYtgXIBZ/49J8fMHx8YK/Oys6wNYZuyTJcUBgrgpPX92odMFkMnH6gLF6Rfv+4w7t1+vwALC8neFj7Fb8ULj3n4/jFuohbbCWRABEBAAGJAjYEGAEIACAWIQRl+hjv+wGE0dtV29RpJKuY9dD16gUCW3gtPwIbIAAKCRBpJKuY9dD16oZ2D/4g39RVonir3oHbH9XvFAf0ewjHRtzUuhP9QFfgIyEFmwUzpNvU6uC93H+IofvPPYl+9F/+KRYzd6wEPZ7vwNMU/uLG0uSWYQ/rM/o9qPKPo3OCsUgeCU0OWpa2PMMktmHBVWX30Sj32ZJduvrQwVgZVhIBMnSIw0JiHdaxc0Hc++AljhXvsaPpf1s3zuApUzwqB2QrRCmjjQYep1h0ttSDHxMYRC8CJoecV2nEeRJ71tQk4fB9W3v/929avogeJtS58fNMKg3UFCBZp908ieIVWto2LMqpviWgDKjza3s90QeVsACnDMqc/pdZr25DyAYU3E7yyH8jx+gaBZSEjR6sF+l1qJX7ZJA47pCLl2dEMuOsipyKbzPl+23G0DV3QA4oLo4iHPld8cN9bhRLJ7eGLA4+e8zgdbB5gfDLpYXIvsIeA5h5DR8B6CUXBSmBJRh2JT4FHa215s/ybnoB51QvoIAYhOEPdfBvpqD69H44afpgIEOiA8eT5tWQ7QbspxUWNUY/5tlsc2vNwjq2H3jAbqVjmbwJmPRF/2bXv7qFrmlB5lRr7SnREAB+2hz1jT7wCV2wotZtOdbWcBsFM7cY/hwHB0ZYEpiVsh3U4agq2fMrOXhQWIh3y50nop3Mo2/VkMrBX7lkzca623iVyGWArqJU3fDtQtOgoHDlykR5Yw==</PGPKeyPacket>
        <loext:PGPOwner>Robert Lee &lt;rlee@futurefinance.com&gt;</loext:PGPOwner>
      </PGPData>
    </KeyInfo>
    <Object>
      <SignatureProperties>
        <SignatureProperty Id="ID_00e000b8003d00a7004200a80041006600800057009700be00ac004900320074" Target="#ID_000d00db003600e6005700c7004a00d000a500bc0064009200e700a900960058">
          <dc:date xmlns:dc="http://purl.org/dc/elements/1.1/">2019-03-24T10:37:39.725536786</dc:date>
        </SignatureProperty>
      </SignatureProperties>
    </Object>
    <Object xmlns:xd="http://uri.etsi.org/01903/v1.3.2#">
      <xd:QualifyingProperties Target="#ID_000d00db003600e6005700c7004a00d000a500bc0064009200e700a900960058">
        <xd:SignedProperties Id="idSignedProperties">
          <xd:SignedSignatureProperties>
            <xd:SigningTime>2019-03-24T10:37:39.725536786</xd:SigningTime>
            <xd:SigningCertificate>
              <xd:Cert>
                <xd:CertDigest>
                  <DigestMethod Algorithm="http://www.w3.org/2001/04/xmlenc#sha256"/>
                  <DigestValue>NjVGQTE4RUZGQjAxODREMURCNTVEQkQ0NjkyNEFCOThGNUQwRjVFQ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">
          <xd:UnsignedSignatureProperties>
            <xd:CertificateValues/>
          </xd:UnsignedSignatureProperties>
        </xd:UnsignedProperties>
      </xd:QualifyingProperties>
    </Object>
  </Signature>
</document-signatures>
</file>